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0366in" svg:height="4.3161in" svg:x="2.6047in" svg:y="2.9598in">
            <draw:object draw:notify-on-update-of-ranges="Sheet1.D5:Sheet1.D14 Sheet1.H5:Sheet1.H14 Sheet1.L5:Sheet1.L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Base serial</text:p>
          </table:table-cell>
          <table:table-cell office:value-type="string" calcext:value-type="string">
            <text:p>Base nr2</text:p>
          </table:table-cell>
          <table:table-cell office:value-type="string" calcext:value-type="string">
            <text:p>Base nr3</text:p>
          </table:table-cell>
          <table:table-cell office:value-type="string" calcext:value-type="string">
            <text:p>AVG</text:p>
          </table:table-cell>
          <table:table-cell table:style-name="ce1" office:value-type="string" calcext:value-type="string">
            <text:p>N Serial</text:p>
          </table:table-cell>
          <table:table-cell office:value-type="string" calcext:value-type="string">
            <text:p>Serial nr2</text:p>
          </table:table-cell>
          <table:table-cell office:value-type="string" calcext:value-type="string">
            <text:p>Serial nr3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4451" calcext:value-type="float">
            <text:p>0.004451</text:p>
          </table:table-cell>
          <table:table-cell office:value-type="float" office:value="0.005529" calcext:value-type="float">
            <text:p>0.005529</text:p>
          </table:table-cell>
          <table:table-cell office:value-type="float" office:value="0.005413" calcext:value-type="float">
            <text:p>0.005413</text:p>
          </table:table-cell>
          <table:table-cell table:formula="of:=AVERAGE([.E5:.G5])" office:value-type="float" office:value="0.005131" calcext:value-type="float">
            <text:p>0.005131</text:p>
          </table:table-cell>
          <table:table-cell office:value-type="float" office:value="0.058581" calcext:value-type="float">
            <text:p>0.058581</text:p>
          </table:table-cell>
          <table:table-cell office:value-type="float" office:value="0.068085" calcext:value-type="float">
            <text:p>0.068085</text:p>
          </table:table-cell>
          <table:table-cell office:value-type="float" office:value="0.06852" calcext:value-type="float">
            <text:p>0.06852</text:p>
          </table:table-cell>
          <table:table-cell table:formula="of:=AVERAGE([.I5:.K5])" office:value-type="float" office:value="0.065062" calcext:value-type="float">
            <text:p>0.06506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04054" calcext:value-type="float">
            <text:p>0.204054</text:p>
          </table:table-cell>
          <table:table-cell office:value-type="float" office:value="0.193184" calcext:value-type="float">
            <text:p>0.193184</text:p>
          </table:table-cell>
          <table:table-cell office:value-type="float" office:value="0.175726" calcext:value-type="float">
            <text:p>0.175726</text:p>
          </table:table-cell>
          <table:table-cell table:formula="of:=AVERAGE([.E6:.G6])" office:value-type="float" office:value="0.190988" calcext:value-type="float">
            <text:p>0.190988</text:p>
          </table:table-cell>
          <table:table-cell office:value-type="float" office:value="0.369881" calcext:value-type="float">
            <text:p>0.369881</text:p>
          </table:table-cell>
          <table:table-cell office:value-type="float" office:value="0.367442" calcext:value-type="float">
            <text:p>0.367442</text:p>
          </table:table-cell>
          <table:table-cell office:value-type="float" office:value="0.368305" calcext:value-type="float">
            <text:p>0.368305</text:p>
          </table:table-cell>
          <table:table-cell table:formula="of:=AVERAGE([.I6:.K6])" office:value-type="float" office:value="0.368542666666667" calcext:value-type="float">
            <text:p>0.3685426667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605665" calcext:value-type="float">
            <text:p>0.605665</text:p>
          </table:table-cell>
          <table:table-cell office:value-type="float" office:value="0.60457" calcext:value-type="float">
            <text:p>0.60457</text:p>
          </table:table-cell>
          <table:table-cell office:value-type="float" office:value="0.564454" calcext:value-type="float">
            <text:p>0.564454</text:p>
          </table:table-cell>
          <table:table-cell table:formula="of:=AVERAGE([.E7:.G7])" office:value-type="float" office:value="0.591563" calcext:value-type="float">
            <text:p>0.591563</text:p>
          </table:table-cell>
          <table:table-cell office:value-type="float" office:value="0.706848" calcext:value-type="float">
            <text:p>0.706848</text:p>
          </table:table-cell>
          <table:table-cell office:value-type="float" office:value="0.70151" calcext:value-type="float">
            <text:p>0.70151</text:p>
          </table:table-cell>
          <table:table-cell office:value-type="float" office:value="0.70555" calcext:value-type="float">
            <text:p>0.70555</text:p>
          </table:table-cell>
          <table:table-cell table:formula="of:=AVERAGE([.I7:.K7])" office:value-type="float" office:value="0.704636" calcext:value-type="float">
            <text:p>0.704636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3.38451" calcext:value-type="float">
            <text:p>3.38451</text:p>
          </table:table-cell>
          <table:table-cell office:value-type="float" office:value="3.38414" calcext:value-type="float">
            <text:p>3.38414</text:p>
          </table:table-cell>
          <table:table-cell office:value-type="float" office:value="3.39158" calcext:value-type="float">
            <text:p>3.39158</text:p>
          </table:table-cell>
          <table:table-cell table:formula="of:=AVERAGE([.E8:.G8])" office:value-type="float" office:value="3.38674333333333" calcext:value-type="float">
            <text:p>3.3867433333</text:p>
          </table:table-cell>
          <table:table-cell office:value-type="float" office:value="1.68549" calcext:value-type="float">
            <text:p>1.68549</text:p>
          </table:table-cell>
          <table:table-cell office:value-type="float" office:value="1.69129" calcext:value-type="float">
            <text:p>1.69129</text:p>
          </table:table-cell>
          <table:table-cell office:value-type="float" office:value="1.68575" calcext:value-type="float">
            <text:p>1.68575</text:p>
          </table:table-cell>
          <table:table-cell table:formula="of:=AVERAGE([.I8:.K8])" office:value-type="float" office:value="1.68751" calcext:value-type="float">
            <text:p>1.68751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3.5309" calcext:value-type="float">
            <text:p>13.5309</text:p>
          </table:table-cell>
          <table:table-cell office:value-type="float" office:value="13.3755" calcext:value-type="float">
            <text:p>13.3755</text:p>
          </table:table-cell>
          <table:table-cell office:value-type="float" office:value="13.3857" calcext:value-type="float">
            <text:p>13.3857</text:p>
          </table:table-cell>
          <table:table-cell table:formula="of:=AVERAGE([.E9:.G9])" office:value-type="float" office:value="13.4307" calcext:value-type="float">
            <text:p>13.4307</text:p>
          </table:table-cell>
          <table:table-cell office:value-type="float" office:value="3.32863" calcext:value-type="float">
            <text:p>3.32863</text:p>
          </table:table-cell>
          <table:table-cell office:value-type="float" office:value="3.33411" calcext:value-type="float">
            <text:p>3.33411</text:p>
          </table:table-cell>
          <table:table-cell office:value-type="float" office:value="3.3857" calcext:value-type="float">
            <text:p>3.3857</text:p>
          </table:table-cell>
          <table:table-cell table:formula="of:=AVERAGE([.I9:.K9])" office:value-type="float" office:value="3.34948" calcext:value-type="float">
            <text:p>3.34948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53.4142" calcext:value-type="float">
            <text:p>53.4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156" calcext:value-type="float">
            <text:p>6.93156</text:p>
          </table:table-cell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3"/>
          <table:table-cell office:value-type="float" office:value="121.916" calcext:value-type="float">
            <text:p>121.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361" calcext:value-type="float">
            <text:p>10.3361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7.923" calcext:value-type="float">
            <text:p>17.923</text:p>
          </table:table-cell>
        </table:table-row>
        <table:table-row table:style-name="ro1">
          <table:table-cell table:number-columns-repeated="3"/>
          <table:table-cell office:value-type="float" office:value="7500" calcext:value-type="float">
            <text:p>750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27.6458" calcext:value-type="float">
            <text:p>27.6458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35.0857" calcext:value-type="float">
            <text:p>35.0857</text:p>
          </table:table-cell>
          <table:table-cell office:value-type="float" office:value="35.2651" calcext:value-type="float">
            <text:p>35.2651</text:p>
          </table:table-cell>
          <table:table-cell office:value-type="float" office:value="35.3848" calcext:value-type="float">
            <text:p>35.3848</text:p>
          </table:table-cell>
          <table:table-cell table:formula="of:=AVERAGE([.I14:.K14])" office:value-type="float" office:value="35.2452" calcext:value-type="float">
            <text:p>35.2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6:23:18.438226526</meta:creation-date>
    <dc:date>2015-11-19T17:19:11.330372072</dc:date>
    <meta:editing-duration>PT8M50S</meta:editing-duration>
    <meta:editing-cycles>1</meta:editing-cycles>
    <meta:document-statistic meta:table-count="1" meta:cell-count="81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tru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14cm" svg:height="10.964cm" xlink:href=".." xlink:type="simple" chart:class="chart:scatter" chart:style-name="ch1">
        <chart:legend chart:legend-position="end" svg:x="18.427cm" svg:y="4.913cm" style:legend-expansion="high" chart:style-name="ch2"/>
        <chart:plot-area chart:style-name="ch3" table:cell-range-address="Sheet1.D5:Sheet1.D14 Sheet1.H5:Sheet1.H14 Sheet1.L5:Sheet1.L14" chart:data-source-has-labels="both" svg:x="1.467cm" svg:y="0.219cm" svg:width="16.552cm" svg:height="9.497cm">
          <chartooo:coordinate-region svg:x="2.297cm" svg:y="0.429cm" svg:width="15.238cm" svg:height="8.619cm"/>
          <chart:axis chart:dimension="x" chart:name="primary-x" chart:style-name="ch4" chartooo:axis-type="auto">
            <chart:title svg:x="9.364cm" svg:y="9.935cm" chart:style-name="ch5">
              <text:p>Size</text:p>
            </chart:title>
            <chart:categories table:cell-range-address="Sheet1.D5:Sheet1.D14"/>
          </chart:axis>
          <chart:axis chart:dimension="y" chart:name="primary-y" chart:style-name="ch6">
            <chart:title svg:x="0.451cm" svg:y="6.214cm" chart:style-name="ch7">
              <text:p>Time in seconds</text:p>
            </chart:title>
            <chart:grid chart:style-name="ch8" chart:class="major"/>
          </chart:axis>
          <chart:series chart:style-name="ch9" chart:values-cell-range-address="Sheet1.H5:Sheet1.H14" chart:label-cell-address="old" chart:class="chart:scatter">
            <chart:domain table:cell-range-address="Sheet1.D5:Sheet1.D14"/>
            <chart:data-point chart:repeated="10"/>
          </chart:series>
          <chart:series chart:style-name="ch10" chart:values-cell-range-address="Sheet1.L5:Sheet1.L14" chart:label-cell-address="new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d</text:p>
              </table:table-cell>
              <table:table-cell office:value-type="string">
                <text:p>new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5:Sheet1.D14</svg:desc>
                </draw:g>
              </table:table-cell>
              <table:table-cell office:value-type="float" office:value="0.005131">
                <text:p>0.005131</text:p>
                <draw:g>
                  <svg:desc>Sheet1.H5:Sheet1.H14</svg:desc>
                </draw:g>
              </table:table-cell>
              <table:table-cell office:value-type="float" office:value="0.065062">
                <text:p>0.065062</text:p>
                <draw:g>
                  <svg:desc>Sheet1.L5:Sheet1.L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90988">
                <text:p>0.190988</text:p>
              </table:table-cell>
              <table:table-cell office:value-type="float" office:value="0.368542666666667">
                <text:p>0.36854266666666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91563">
                <text:p>0.591563</text:p>
              </table:table-cell>
              <table:table-cell office:value-type="float" office:value="0.704636">
                <text:p>0.7046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38674333333333">
                <text:p>3.38674333333333</text:p>
              </table:table-cell>
              <table:table-cell office:value-type="float" office:value="1.68751">
                <text:p>1.687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.4307">
                <text:p>13.4307</text:p>
              </table:table-cell>
              <table:table-cell office:value-type="float" office:value="3.34948">
                <text:p>3.3494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3.4142">
                <text:p>53.4142</text:p>
              </table:table-cell>
              <table:table-cell office:value-type="float" office:value="6.93156">
                <text:p>6.9315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21.916">
                <text:p>121.916</text:p>
              </table:table-cell>
              <table:table-cell office:value-type="float" office:value="10.3361">
                <text:p>10.336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17.923">
                <text:p>17.923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NaN">
                <text:p>NaN</text:p>
              </table:table-cell>
              <table:table-cell office:value-type="float" office:value="27.6458">
                <text:p>27.64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35.2452">
                <text:p>35.2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